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paragraph-properties style:writing-mode="lr-tb"/>
    </style:style>
    <style:style style:name="ce4" style:family="table-cell" style:parent-style-name="Default" style:data-style-name="N61">
      <style:paragraph-properties style:writing-mode="lr-tb"/>
    </style:style>
    <style:style style:name="ce5" style:family="table-cell" style:parent-style-name="Default" style:data-style-name="N11">
      <style:paragraph-properties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icrostep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WM Range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Deg/Step</text:p>
          </table:table-cell>
          <table:table-cell table:formula="of:=90/[.$B$1]" office:value-type="float" office:value="5.625" calcext:value-type="float">
            <text:p>5.6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eg.</text:p>
          </table:table-cell>
          <table:table-cell office:value-type="string" calcext:value-type="string">
            <text:p>Deg. [rad]</text:p>
          </table:table-cell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[.A5]" office:value-type="float" office:value="0" calcext:value-type="float">
            <text:p>0</text:p>
          </table:table-cell>
          <table:table-cell table:formula="of:=([.B5]/180)*PI()" office:value-type="float" office:value="0" calcext:value-type="float">
            <text:p>0</text:p>
          </table:table-cell>
          <table:table-cell table:formula="of:=SIN([.C5])" office:value-type="float" office:value="0" calcext:value-type="float">
            <text:p>0</text:p>
          </table:table-cell>
          <table:table-cell table:formula="of:=[.$E$1]*[.D5]" office:value-type="float" office:value="0" calcext:value-type="float">
            <text:p>0</text:p>
          </table:table-cell>
          <table:table-cell table:formula="of:=ROUND(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*[.A6]" office:value-type="float" office:value="5.625" calcext:value-type="float">
            <text:p>5.625</text:p>
          </table:table-cell>
          <table:table-cell table:formula="of:=([.B6]/180)*PI()" office:value-type="float" office:value="0.098174770424681" calcext:value-type="float">
            <text:p>0.098174770424681</text:p>
          </table:table-cell>
          <table:table-cell table:formula="of:=SIN([.C6])" office:value-type="float" office:value="0.0980171403295606" calcext:value-type="float">
            <text:p>0.098017140329561</text:p>
          </table:table-cell>
          <table:table-cell table:formula="of:=[.$E$1]*[.D6]" office:value-type="float" office:value="50.184775848735" calcext:value-type="float">
            <text:p>50.184775848735</text:p>
          </table:table-cell>
          <table:table-cell table:formula="of:=ROUND([.E6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*[.A7]" office:value-type="float" office:value="11.25" calcext:value-type="float">
            <text:p>11.25</text:p>
          </table:table-cell>
          <table:table-cell table:formula="of:=([.B7]/180)*PI()" office:value-type="float" office:value="0.196349540849362" calcext:value-type="float">
            <text:p>0.196349540849362</text:p>
          </table:table-cell>
          <table:table-cell table:formula="of:=SIN([.C7])" office:value-type="float" office:value="0.195090322016128" calcext:value-type="float">
            <text:p>0.195090322016128</text:p>
          </table:table-cell>
          <table:table-cell table:formula="of:=[.$E$1]*[.D7]" office:value-type="float" office:value="99.8862448722577" calcext:value-type="float">
            <text:p>99.8862448722577</text:p>
          </table:table-cell>
          <table:table-cell table:formula="of:=ROUND([.E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*[.A8]" office:value-type="float" office:value="16.875" calcext:value-type="float">
            <text:p>16.875</text:p>
          </table:table-cell>
          <table:table-cell table:formula="of:=([.B8]/180)*PI()" office:value-type="float" office:value="0.294524311274043" calcext:value-type="float">
            <text:p>0.294524311274043</text:p>
          </table:table-cell>
          <table:table-cell table:formula="of:=SIN([.C8])" office:value-type="float" office:value="0.290284677254462" calcext:value-type="float">
            <text:p>0.290284677254462</text:p>
          </table:table-cell>
          <table:table-cell table:formula="of:=[.$E$1]*[.D8]" office:value-type="float" office:value="148.625754754285" calcext:value-type="float">
            <text:p>148.625754754285</text:p>
          </table:table-cell>
          <table:table-cell table:formula="of:=ROUND([.E8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*[.A9]" office:value-type="float" office:value="22.5" calcext:value-type="float">
            <text:p>22.5</text:p>
          </table:table-cell>
          <table:table-cell table:formula="of:=([.B9]/180)*PI()" office:value-type="float" office:value="0.392699081698724" calcext:value-type="float">
            <text:p>0.392699081698724</text:p>
          </table:table-cell>
          <table:table-cell table:formula="of:=SIN([.C9])" office:value-type="float" office:value="0.38268343236509" calcext:value-type="float">
            <text:p>0.38268343236509</text:p>
          </table:table-cell>
          <table:table-cell table:formula="of:=[.$E$1]*[.D9]" office:value-type="float" office:value="195.933917370926" calcext:value-type="float">
            <text:p>195.933917370926</text:p>
          </table:table-cell>
          <table:table-cell table:formula="of:=ROUND([.E9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[.A10]" office:value-type="float" office:value="28.125" calcext:value-type="float">
            <text:p>28.125</text:p>
          </table:table-cell>
          <table:table-cell table:formula="of:=([.B10]/180)*PI()" office:value-type="float" office:value="0.490873852123405" calcext:value-type="float">
            <text:p>0.490873852123405</text:p>
          </table:table-cell>
          <table:table-cell table:formula="of:=SIN([.C10])" office:value-type="float" office:value="0.471396736825998" calcext:value-type="float">
            <text:p>0.471396736825998</text:p>
          </table:table-cell>
          <table:table-cell table:formula="of:=[.$E$1]*[.D10]" office:value-type="float" office:value="241.355129254911" calcext:value-type="float">
            <text:p>241.355129254911</text:p>
          </table:table-cell>
          <table:table-cell table:formula="of:=ROUND([.E10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*[.A11]" office:value-type="float" office:value="33.75" calcext:value-type="float">
            <text:p>33.75</text:p>
          </table:table-cell>
          <table:table-cell table:formula="of:=([.B11]/180)*PI()" office:value-type="float" office:value="0.589048622548086" calcext:value-type="float">
            <text:p>0.589048622548086</text:p>
          </table:table-cell>
          <table:table-cell table:formula="of:=SIN([.C11])" office:value-type="float" office:value="0.555570233019602" calcext:value-type="float">
            <text:p>0.555570233019602</text:p>
          </table:table-cell>
          <table:table-cell table:formula="of:=[.$E$1]*[.D11]" office:value-type="float" office:value="284.451959306036" calcext:value-type="float">
            <text:p>284.451959306036</text:p>
          </table:table-cell>
          <table:table-cell table:formula="of:=ROUND([.E11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*[.A12]" office:value-type="float" office:value="39.375" calcext:value-type="float">
            <text:p>39.375</text:p>
          </table:table-cell>
          <table:table-cell table:formula="of:=([.B12]/180)*PI()" office:value-type="float" office:value="0.687223392972767" calcext:value-type="float">
            <text:p>0.687223392972767</text:p>
          </table:table-cell>
          <table:table-cell table:formula="of:=SIN([.C12])" office:value-type="float" office:value="0.634393284163645" calcext:value-type="float">
            <text:p>0.634393284163645</text:p>
          </table:table-cell>
          <table:table-cell table:formula="of:=[.$E$1]*[.D12]" office:value-type="float" office:value="324.809361491786" calcext:value-type="float">
            <text:p>324.809361491786</text:p>
          </table:table-cell>
          <table:table-cell table:formula="of:=ROUND([.E12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*[.A13]" office:value-type="float" office:value="45" calcext:value-type="float">
            <text:p>45</text:p>
          </table:table-cell>
          <table:table-cell table:formula="of:=([.B13]/180)*PI()" office:value-type="float" office:value="0.785398163397448" calcext:value-type="float">
            <text:p>0.785398163397448</text:p>
          </table:table-cell>
          <table:table-cell table:formula="of:=SIN([.C13])" office:value-type="float" office:value="0.707106781186547" calcext:value-type="float">
            <text:p>0.707106781186547</text:p>
          </table:table-cell>
          <table:table-cell table:formula="of:=[.$E$1]*[.D13]" office:value-type="float" office:value="362.038671967512" calcext:value-type="float">
            <text:p>362.038671967512</text:p>
          </table:table-cell>
          <table:table-cell table:formula="of:=ROUND([.E13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*[.A14]" office:value-type="float" office:value="50.625" calcext:value-type="float">
            <text:p>50.625</text:p>
          </table:table-cell>
          <table:table-cell table:formula="of:=([.B14]/180)*PI()" office:value-type="float" office:value="0.883572933822129" calcext:value-type="float">
            <text:p>0.883572933822129</text:p>
          </table:table-cell>
          <table:table-cell table:formula="of:=SIN([.C14])" office:value-type="float" office:value="0.773010453362737" calcext:value-type="float">
            <text:p>0.773010453362737</text:p>
          </table:table-cell>
          <table:table-cell table:formula="of:=[.$E$1]*[.D14]" office:value-type="float" office:value="395.781352121721" calcext:value-type="float">
            <text:p>395.781352121721</text:p>
          </table:table-cell>
          <table:table-cell table:formula="of:=ROUND([.E14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[.A15]" office:value-type="float" office:value="56.25" calcext:value-type="float">
            <text:p>56.25</text:p>
          </table:table-cell>
          <table:table-cell table:formula="of:=([.B15]/180)*PI()" office:value-type="float" office:value="0.98174770424681" calcext:value-type="float">
            <text:p>0.98174770424681</text:p>
          </table:table-cell>
          <table:table-cell table:formula="of:=SIN([.C15])" office:value-type="float" office:value="0.831469612302545" calcext:value-type="float">
            <text:p>0.831469612302545</text:p>
          </table:table-cell>
          <table:table-cell table:formula="of:=[.$E$1]*[.D15]" office:value-type="float" office:value="425.712441498903" calcext:value-type="float">
            <text:p>425.712441498903</text:p>
          </table:table-cell>
          <table:table-cell table:formula="of:=ROUND([.E15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*[.A16]" office:value-type="float" office:value="61.875" calcext:value-type="float">
            <text:p>61.875</text:p>
          </table:table-cell>
          <table:table-cell table:formula="of:=([.B16]/180)*PI()" office:value-type="float" office:value="1.07992247467149" calcext:value-type="float">
            <text:p>1.07992247467149</text:p>
          </table:table-cell>
          <table:table-cell table:formula="of:=SIN([.C16])" office:value-type="float" office:value="0.881921264348355" calcext:value-type="float">
            <text:p>0.881921264348355</text:p>
          </table:table-cell>
          <table:table-cell table:formula="of:=[.$E$1]*[.D16]" office:value-type="float" office:value="451.543687346358" calcext:value-type="float">
            <text:p>451.543687346358</text:p>
          </table:table-cell>
          <table:table-cell table:formula="of:=ROUND([.E16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*[.A17]" office:value-type="float" office:value="67.5" calcext:value-type="float">
            <text:p>67.5</text:p>
          </table:table-cell>
          <table:table-cell table:formula="of:=([.B17]/180)*PI()" office:value-type="float" office:value="1.17809724509617" calcext:value-type="float">
            <text:p>1.17809724509617</text:p>
          </table:table-cell>
          <table:table-cell table:formula="of:=SIN([.C17])" office:value-type="float" office:value="0.923879532511287" calcext:value-type="float">
            <text:p>0.923879532511287</text:p>
          </table:table-cell>
          <table:table-cell table:formula="of:=[.$E$1]*[.D17]" office:value-type="float" office:value="473.026320645779" calcext:value-type="float">
            <text:p>473.026320645779</text:p>
          </table:table-cell>
          <table:table-cell table:formula="of:=ROUND([.E17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*[.A18]" office:value-type="float" office:value="73.125" calcext:value-type="float">
            <text:p>73.125</text:p>
          </table:table-cell>
          <table:table-cell table:formula="of:=([.B18]/180)*PI()" office:value-type="float" office:value="1.27627201552085" calcext:value-type="float">
            <text:p>1.27627201552085</text:p>
          </table:table-cell>
          <table:table-cell table:formula="of:=SIN([.C18])" office:value-type="float" office:value="0.956940335732209" calcext:value-type="float">
            <text:p>0.956940335732209</text:p>
          </table:table-cell>
          <table:table-cell table:formula="of:=[.$E$1]*[.D18]" office:value-type="float" office:value="489.953451894891" calcext:value-type="float">
            <text:p>489.953451894891</text:p>
          </table:table-cell>
          <table:table-cell table:formula="of:=ROUND([.E18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*[.A19]" office:value-type="float" office:value="78.75" calcext:value-type="float">
            <text:p>78.75</text:p>
          </table:table-cell>
          <table:table-cell table:formula="of:=([.B19]/180)*PI()" office:value-type="float" office:value="1.37444678594553" calcext:value-type="float">
            <text:p>1.37444678594553</text:p>
          </table:table-cell>
          <table:table-cell table:formula="of:=SIN([.C19])" office:value-type="float" office:value="0.98078528040323" calcext:value-type="float">
            <text:p>0.98078528040323</text:p>
          </table:table-cell>
          <table:table-cell table:formula="of:=[.$E$1]*[.D19]" office:value-type="float" office:value="502.162063566454" calcext:value-type="float">
            <text:p>502.162063566454</text:p>
          </table:table-cell>
          <table:table-cell table:formula="of:=ROUND([.E19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[.A20]" office:value-type="float" office:value="84.375" calcext:value-type="float">
            <text:p>84.375</text:p>
          </table:table-cell>
          <table:table-cell table:formula="of:=([.B20]/180)*PI()" office:value-type="float" office:value="1.47262155637022" calcext:value-type="float">
            <text:p>1.47262155637022</text:p>
          </table:table-cell>
          <table:table-cell table:formula="of:=SIN([.C20])" office:value-type="float" office:value="0.995184726672197" calcext:value-type="float">
            <text:p>0.995184726672197</text:p>
          </table:table-cell>
          <table:table-cell table:formula="of:=[.$E$1]*[.D20]" office:value-type="float" office:value="509.534580056165" calcext:value-type="float">
            <text:p>509.534580056165</text:p>
          </table:table-cell>
          <table:table-cell table:formula="of:=ROUND([.E20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*[.A21]" office:value-type="float" office:value="90" calcext:value-type="float">
            <text:p>90</text:p>
          </table:table-cell>
          <table:table-cell table:formula="of:=([.B21]/180)*PI()" office:value-type="float" office:value="1.5707963267949" calcext:value-type="float">
            <text:p>1.5707963267949</text:p>
          </table:table-cell>
          <table:table-cell table:formula="of:=SIN([.C21])" office:value-type="float" office:value="1" calcext:value-type="float">
            <text:p>1</text:p>
          </table:table-cell>
          <table:table-cell table:formula="of:=[.$E$1]*[.D21]" office:value-type="float" office:value="512" calcext:value-type="float">
            <text:p>512</text:p>
          </table:table-cell>
          <table:table-cell table:formula="of:=ROUND([.E21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*[.A22]" office:value-type="float" office:value="95.625" calcext:value-type="float">
            <text:p>95.625</text:p>
          </table:table-cell>
          <table:table-cell table:formula="of:=([.B22]/180)*PI()" office:value-type="float" office:value="1.66897109721958" calcext:value-type="float">
            <text:p>1.66897109721958</text:p>
          </table:table-cell>
          <table:table-cell table:formula="of:=SIN([.C22])" office:value-type="float" office:value="0.995184726672197" calcext:value-type="float">
            <text:p>0.995184726672197</text:p>
          </table:table-cell>
          <table:table-cell table:formula="of:=[.$E$1]*[.D22]" office:value-type="float" office:value="509.534580056165" calcext:value-type="float">
            <text:p>509.534580056165</text:p>
          </table:table-cell>
          <table:table-cell table:formula="of:=ROUND([.E22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*[.A23]" office:value-type="float" office:value="101.25" calcext:value-type="float">
            <text:p>101.25</text:p>
          </table:table-cell>
          <table:table-cell table:formula="of:=([.B23]/180)*PI()" office:value-type="float" office:value="1.76714586764426" calcext:value-type="float">
            <text:p>1.76714586764426</text:p>
          </table:table-cell>
          <table:table-cell table:formula="of:=SIN([.C23])" office:value-type="float" office:value="0.98078528040323" calcext:value-type="float">
            <text:p>0.98078528040323</text:p>
          </table:table-cell>
          <table:table-cell table:formula="of:=[.$E$1]*[.D23]" office:value-type="float" office:value="502.162063566454" calcext:value-type="float">
            <text:p>502.162063566454</text:p>
          </table:table-cell>
          <table:table-cell table:formula="of:=ROUND([.E23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*[.A24]" office:value-type="float" office:value="106.875" calcext:value-type="float">
            <text:p>106.875</text:p>
          </table:table-cell>
          <table:table-cell table:formula="of:=([.B24]/180)*PI()" office:value-type="float" office:value="1.86532063806894" calcext:value-type="float">
            <text:p>1.86532063806894</text:p>
          </table:table-cell>
          <table:table-cell table:formula="of:=SIN([.C24])" office:value-type="float" office:value="0.956940335732209" calcext:value-type="float">
            <text:p>0.956940335732209</text:p>
          </table:table-cell>
          <table:table-cell table:formula="of:=[.$E$1]*[.D24]" office:value-type="float" office:value="489.953451894891" calcext:value-type="float">
            <text:p>489.953451894891</text:p>
          </table:table-cell>
          <table:table-cell table:formula="of:=ROUND([.E2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[.A25]" office:value-type="float" office:value="112.5" calcext:value-type="float">
            <text:p>112.5</text:p>
          </table:table-cell>
          <table:table-cell table:formula="of:=([.B25]/180)*PI()" office:value-type="float" office:value="1.96349540849362" calcext:value-type="float">
            <text:p>1.96349540849362</text:p>
          </table:table-cell>
          <table:table-cell table:formula="of:=SIN([.C25])" office:value-type="float" office:value="0.923879532511287" calcext:value-type="float">
            <text:p>0.923879532511287</text:p>
          </table:table-cell>
          <table:table-cell table:formula="of:=[.$E$1]*[.D25]" office:value-type="float" office:value="473.026320645779" calcext:value-type="float">
            <text:p>473.026320645779</text:p>
          </table:table-cell>
          <table:table-cell table:formula="of:=ROUND([.E25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2]*[.A26]" office:value-type="float" office:value="118.125" calcext:value-type="float">
            <text:p>118.125</text:p>
          </table:table-cell>
          <table:table-cell table:formula="of:=([.B26]/180)*PI()" office:value-type="float" office:value="2.0616701789183" calcext:value-type="float">
            <text:p>2.0616701789183</text:p>
          </table:table-cell>
          <table:table-cell table:formula="of:=SIN([.C26])" office:value-type="float" office:value="0.881921264348355" calcext:value-type="float">
            <text:p>0.881921264348355</text:p>
          </table:table-cell>
          <table:table-cell table:formula="of:=[.$E$1]*[.D26]" office:value-type="float" office:value="451.543687346358" calcext:value-type="float">
            <text:p>451.543687346358</text:p>
          </table:table-cell>
          <table:table-cell table:formula="of:=ROUND([.E26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2]*[.A27]" office:value-type="float" office:value="123.75" calcext:value-type="float">
            <text:p>123.75</text:p>
          </table:table-cell>
          <table:table-cell table:formula="of:=([.B27]/180)*PI()" office:value-type="float" office:value="2.15984494934298" calcext:value-type="float">
            <text:p>2.15984494934298</text:p>
          </table:table-cell>
          <table:table-cell table:formula="of:=SIN([.C27])" office:value-type="float" office:value="0.831469612302545" calcext:value-type="float">
            <text:p>0.831469612302545</text:p>
          </table:table-cell>
          <table:table-cell table:formula="of:=[.$E$1]*[.D27]" office:value-type="float" office:value="425.712441498903" calcext:value-type="float">
            <text:p>425.712441498903</text:p>
          </table:table-cell>
          <table:table-cell table:formula="of:=ROUND([.E27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2]*[.A28]" office:value-type="float" office:value="129.375" calcext:value-type="float">
            <text:p>129.375</text:p>
          </table:table-cell>
          <table:table-cell table:formula="of:=([.B28]/180)*PI()" office:value-type="float" office:value="2.25801971976766" calcext:value-type="float">
            <text:p>2.25801971976766</text:p>
          </table:table-cell>
          <table:table-cell table:formula="of:=SIN([.C28])" office:value-type="float" office:value="0.773010453362737" calcext:value-type="float">
            <text:p>0.773010453362737</text:p>
          </table:table-cell>
          <table:table-cell table:formula="of:=[.$E$1]*[.D28]" office:value-type="float" office:value="395.781352121721" calcext:value-type="float">
            <text:p>395.781352121721</text:p>
          </table:table-cell>
          <table:table-cell table:formula="of:=ROUND([.E28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2]*[.A29]" office:value-type="float" office:value="135" calcext:value-type="float">
            <text:p>135</text:p>
          </table:table-cell>
          <table:table-cell table:formula="of:=([.B29]/180)*PI()" office:value-type="float" office:value="2.35619449019234" calcext:value-type="float">
            <text:p>2.35619449019234</text:p>
          </table:table-cell>
          <table:table-cell table:formula="of:=SIN([.C29])" office:value-type="float" office:value="0.707106781186548" calcext:value-type="float">
            <text:p>0.707106781186548</text:p>
          </table:table-cell>
          <table:table-cell table:formula="of:=[.$E$1]*[.D29]" office:value-type="float" office:value="362.038671967512" calcext:value-type="float">
            <text:p>362.038671967512</text:p>
          </table:table-cell>
          <table:table-cell table:formula="of:=ROUND([.E29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[.A30]" office:value-type="float" office:value="140.625" calcext:value-type="float">
            <text:p>140.625</text:p>
          </table:table-cell>
          <table:table-cell table:formula="of:=([.B30]/180)*PI()" office:value-type="float" office:value="2.45436926061703" calcext:value-type="float">
            <text:p>2.45436926061703</text:p>
          </table:table-cell>
          <table:table-cell table:formula="of:=SIN([.C30])" office:value-type="float" office:value="0.634393284163645" calcext:value-type="float">
            <text:p>0.634393284163645</text:p>
          </table:table-cell>
          <table:table-cell table:formula="of:=[.$E$1]*[.D30]" office:value-type="float" office:value="324.809361491786" calcext:value-type="float">
            <text:p>324.809361491786</text:p>
          </table:table-cell>
          <table:table-cell table:formula="of:=ROUND([.E30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2]*[.A31]" office:value-type="float" office:value="146.25" calcext:value-type="float">
            <text:p>146.25</text:p>
          </table:table-cell>
          <table:table-cell table:formula="of:=([.B31]/180)*PI()" office:value-type="float" office:value="2.55254403104171" calcext:value-type="float">
            <text:p>2.55254403104171</text:p>
          </table:table-cell>
          <table:table-cell table:formula="of:=SIN([.C31])" office:value-type="float" office:value="0.555570233019602" calcext:value-type="float">
            <text:p>0.555570233019602</text:p>
          </table:table-cell>
          <table:table-cell table:formula="of:=[.$E$1]*[.D31]" office:value-type="float" office:value="284.451959306036" calcext:value-type="float">
            <text:p>284.451959306036</text:p>
          </table:table-cell>
          <table:table-cell table:formula="of:=ROUND([.E31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2]*[.A32]" office:value-type="float" office:value="151.875" calcext:value-type="float">
            <text:p>151.875</text:p>
          </table:table-cell>
          <table:table-cell table:formula="of:=([.B32]/180)*PI()" office:value-type="float" office:value="2.65071880146639" calcext:value-type="float">
            <text:p>2.65071880146639</text:p>
          </table:table-cell>
          <table:table-cell table:formula="of:=SIN([.C32])" office:value-type="float" office:value="0.471396736825998" calcext:value-type="float">
            <text:p>0.471396736825998</text:p>
          </table:table-cell>
          <table:table-cell table:formula="of:=[.$E$1]*[.D32]" office:value-type="float" office:value="241.355129254911" calcext:value-type="float">
            <text:p>241.355129254911</text:p>
          </table:table-cell>
          <table:table-cell table:formula="of:=ROUND([.E32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2]*[.A33]" office:value-type="float" office:value="157.5" calcext:value-type="float">
            <text:p>157.5</text:p>
          </table:table-cell>
          <table:table-cell table:formula="of:=([.B33]/180)*PI()" office:value-type="float" office:value="2.74889357189107" calcext:value-type="float">
            <text:p>2.74889357189107</text:p>
          </table:table-cell>
          <table:table-cell table:formula="of:=SIN([.C33])" office:value-type="float" office:value="0.38268343236509" calcext:value-type="float">
            <text:p>0.38268343236509</text:p>
          </table:table-cell>
          <table:table-cell table:formula="of:=[.$E$1]*[.D33]" office:value-type="float" office:value="195.933917370926" calcext:value-type="float">
            <text:p>195.933917370926</text:p>
          </table:table-cell>
          <table:table-cell table:formula="of:=ROUND([.E33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2]*[.A34]" office:value-type="float" office:value="163.125" calcext:value-type="float">
            <text:p>163.125</text:p>
          </table:table-cell>
          <table:table-cell table:formula="of:=([.B34]/180)*PI()" office:value-type="float" office:value="2.84706834231575" calcext:value-type="float">
            <text:p>2.84706834231575</text:p>
          </table:table-cell>
          <table:table-cell table:formula="of:=SIN([.C34])" office:value-type="float" office:value="0.290284677254462" calcext:value-type="float">
            <text:p>0.290284677254462</text:p>
          </table:table-cell>
          <table:table-cell table:formula="of:=[.$E$1]*[.D34]" office:value-type="float" office:value="148.625754754285" calcext:value-type="float">
            <text:p>148.625754754285</text:p>
          </table:table-cell>
          <table:table-cell table:formula="of:=ROUND([.E34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[.A35]" office:value-type="float" office:value="168.75" calcext:value-type="float">
            <text:p>168.75</text:p>
          </table:table-cell>
          <table:table-cell table:formula="of:=([.B35]/180)*PI()" office:value-type="float" office:value="2.94524311274043" calcext:value-type="float">
            <text:p>2.94524311274043</text:p>
          </table:table-cell>
          <table:table-cell table:formula="of:=SIN([.C35])" office:value-type="float" office:value="0.195090322016129" calcext:value-type="float">
            <text:p>0.195090322016129</text:p>
          </table:table-cell>
          <table:table-cell table:formula="of:=[.$E$1]*[.D35]" office:value-type="float" office:value="99.8862448722579" calcext:value-type="float">
            <text:p>99.8862448722579</text:p>
          </table:table-cell>
          <table:table-cell table:formula="of:=ROUND([.E3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2]*[.A36]" office:value-type="float" office:value="174.375" calcext:value-type="float">
            <text:p>174.375</text:p>
          </table:table-cell>
          <table:table-cell table:formula="of:=([.B36]/180)*PI()" office:value-type="float" office:value="3.04341788316511" calcext:value-type="float">
            <text:p>3.04341788316511</text:p>
          </table:table-cell>
          <table:table-cell table:formula="of:=SIN([.C36])" office:value-type="float" office:value="0.0980171403295608" calcext:value-type="float">
            <text:p>0.098017140329561</text:p>
          </table:table-cell>
          <table:table-cell table:formula="of:=[.$E$1]*[.D36]" office:value-type="float" office:value="50.1847758487351" calcext:value-type="float">
            <text:p>50.1847758487351</text:p>
          </table:table-cell>
          <table:table-cell table:formula="of:=ROUND([.E36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2]*[.A37]" office:value-type="float" office:value="180" calcext:value-type="float">
            <text:p>180</text:p>
          </table:table-cell>
          <table:table-cell table:formula="of:=([.B37]/180)*PI()" office:value-type="float" office:value="3.14159265358979" calcext:value-type="float">
            <text:p>3.14159265358979</text:p>
          </table:table-cell>
          <table:table-cell table:formula="of:=SIN([.C37])" office:value-type="float" office:value="1.22464679914735E-016" calcext:value-type="float">
            <text:p>1.22464679914735E-16</text:p>
          </table:table-cell>
          <table:table-cell table:formula="of:=[.$E$1]*[.D37]" office:value-type="float" office:value="0.0000000000000627019161163445" calcext:value-type="float">
            <text:p>6.27019161163445E-14</text:p>
          </table:table-cell>
          <table:table-cell table:formula="of:=ROUND([.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2]*[.A38]" office:value-type="float" office:value="185.625" calcext:value-type="float">
            <text:p>185.625</text:p>
          </table:table-cell>
          <table:table-cell table:formula="of:=([.B38]/180)*PI()" office:value-type="float" office:value="3.23976742401447" calcext:value-type="float">
            <text:p>3.23976742401447</text:p>
          </table:table-cell>
          <table:table-cell table:formula="of:=SIN([.C38])" office:value-type="float" office:value="-0.0980171403295606" calcext:value-type="float">
            <text:p>-0.098017140329561</text:p>
          </table:table-cell>
          <table:table-cell table:formula="of:=[.$E$1]*[.D38]" office:value-type="float" office:value="-50.184775848735" calcext:value-type="float">
            <text:p>-50.184775848735</text:p>
          </table:table-cell>
          <table:table-cell table:formula="of:=ROUND([.E38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2]*[.A39]" office:value-type="float" office:value="191.25" calcext:value-type="float">
            <text:p>191.25</text:p>
          </table:table-cell>
          <table:table-cell table:formula="of:=([.B39]/180)*PI()" office:value-type="float" office:value="3.33794219443916" calcext:value-type="float">
            <text:p>3.33794219443916</text:p>
          </table:table-cell>
          <table:table-cell table:formula="of:=SIN([.C39])" office:value-type="float" office:value="-0.195090322016128" calcext:value-type="float">
            <text:p>-0.195090322016128</text:p>
          </table:table-cell>
          <table:table-cell table:formula="of:=[.$E$1]*[.D39]" office:value-type="float" office:value="-99.8862448722577" calcext:value-type="float">
            <text:p>-99.8862448722577</text:p>
          </table:table-cell>
          <table:table-cell table:formula="of:=ROUND([.E39]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[.A40]" office:value-type="float" office:value="196.875" calcext:value-type="float">
            <text:p>196.875</text:p>
          </table:table-cell>
          <table:table-cell table:formula="of:=([.B40]/180)*PI()" office:value-type="float" office:value="3.43611696486384" calcext:value-type="float">
            <text:p>3.43611696486384</text:p>
          </table:table-cell>
          <table:table-cell table:formula="of:=SIN([.C40])" office:value-type="float" office:value="-0.290284677254462" calcext:value-type="float">
            <text:p>-0.290284677254462</text:p>
          </table:table-cell>
          <table:table-cell table:formula="of:=[.$E$1]*[.D40]" office:value-type="float" office:value="-148.625754754285" calcext:value-type="float">
            <text:p>-148.625754754285</text:p>
          </table:table-cell>
          <table:table-cell table:formula="of:=ROUND([.E40])"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2]*[.A41]" office:value-type="float" office:value="202.5" calcext:value-type="float">
            <text:p>202.5</text:p>
          </table:table-cell>
          <table:table-cell table:formula="of:=([.B41]/180)*PI()" office:value-type="float" office:value="3.53429173528852" calcext:value-type="float">
            <text:p>3.53429173528852</text:p>
          </table:table-cell>
          <table:table-cell table:formula="of:=SIN([.C41])" office:value-type="float" office:value="-0.38268343236509" calcext:value-type="float">
            <text:p>-0.38268343236509</text:p>
          </table:table-cell>
          <table:table-cell table:formula="of:=[.$E$1]*[.D41]" office:value-type="float" office:value="-195.933917370926" calcext:value-type="float">
            <text:p>-195.933917370926</text:p>
          </table:table-cell>
          <table:table-cell table:formula="of:=ROUND([.E41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2]*[.A42]" office:value-type="float" office:value="208.125" calcext:value-type="float">
            <text:p>208.125</text:p>
          </table:table-cell>
          <table:table-cell table:formula="of:=([.B42]/180)*PI()" office:value-type="float" office:value="3.6324665057132" calcext:value-type="float">
            <text:p>3.6324665057132</text:p>
          </table:table-cell>
          <table:table-cell table:formula="of:=SIN([.C42])" office:value-type="float" office:value="-0.471396736825998" calcext:value-type="float">
            <text:p>-0.471396736825998</text:p>
          </table:table-cell>
          <table:table-cell table:formula="of:=[.$E$1]*[.D42]" office:value-type="float" office:value="-241.355129254911" calcext:value-type="float">
            <text:p>-241.355129254911</text:p>
          </table:table-cell>
          <table:table-cell table:formula="of:=ROUND([.E42])"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2]*[.A43]" office:value-type="float" office:value="213.75" calcext:value-type="float">
            <text:p>213.75</text:p>
          </table:table-cell>
          <table:table-cell table:formula="of:=([.B43]/180)*PI()" office:value-type="float" office:value="3.73064127613788" calcext:value-type="float">
            <text:p>3.73064127613788</text:p>
          </table:table-cell>
          <table:table-cell table:formula="of:=SIN([.C43])" office:value-type="float" office:value="-0.555570233019602" calcext:value-type="float">
            <text:p>-0.555570233019602</text:p>
          </table:table-cell>
          <table:table-cell table:formula="of:=[.$E$1]*[.D43]" office:value-type="float" office:value="-284.451959306036" calcext:value-type="float">
            <text:p>-284.451959306036</text:p>
          </table:table-cell>
          <table:table-cell table:formula="of:=ROUND([.E43])"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2]*[.A44]" office:value-type="float" office:value="219.375" calcext:value-type="float">
            <text:p>219.375</text:p>
          </table:table-cell>
          <table:table-cell table:formula="of:=([.B44]/180)*PI()" office:value-type="float" office:value="3.82881604656256" calcext:value-type="float">
            <text:p>3.82881604656256</text:p>
          </table:table-cell>
          <table:table-cell table:formula="of:=SIN([.C44])" office:value-type="float" office:value="-0.634393284163645" calcext:value-type="float">
            <text:p>-0.634393284163645</text:p>
          </table:table-cell>
          <table:table-cell table:formula="of:=[.$E$1]*[.D44]" office:value-type="float" office:value="-324.809361491786" calcext:value-type="float">
            <text:p>-324.809361491786</text:p>
          </table:table-cell>
          <table:table-cell table:formula="of:=ROUND([.E44])"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[.A45]" office:value-type="float" office:value="225" calcext:value-type="float">
            <text:p>225</text:p>
          </table:table-cell>
          <table:table-cell table:formula="of:=([.B45]/180)*PI()" office:value-type="float" office:value="3.92699081698724" calcext:value-type="float">
            <text:p>3.92699081698724</text:p>
          </table:table-cell>
          <table:table-cell table:formula="of:=SIN([.C45])" office:value-type="float" office:value="-0.707106781186547" calcext:value-type="float">
            <text:p>-0.707106781186547</text:p>
          </table:table-cell>
          <table:table-cell table:formula="of:=[.$E$1]*[.D45]" office:value-type="float" office:value="-362.038671967512" calcext:value-type="float">
            <text:p>-362.038671967512</text:p>
          </table:table-cell>
          <table:table-cell table:formula="of:=ROUND([.E45])"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2]*[.A46]" office:value-type="float" office:value="230.625" calcext:value-type="float">
            <text:p>230.625</text:p>
          </table:table-cell>
          <table:table-cell table:formula="of:=([.B46]/180)*PI()" office:value-type="float" office:value="4.02516558741192" calcext:value-type="float">
            <text:p>4.02516558741192</text:p>
          </table:table-cell>
          <table:table-cell table:formula="of:=SIN([.C46])" office:value-type="float" office:value="-0.773010453362737" calcext:value-type="float">
            <text:p>-0.773010453362737</text:p>
          </table:table-cell>
          <table:table-cell table:formula="of:=[.$E$1]*[.D46]" office:value-type="float" office:value="-395.781352121721" calcext:value-type="float">
            <text:p>-395.781352121721</text:p>
          </table:table-cell>
          <table:table-cell table:formula="of:=ROUND([.E46])"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2]*[.A47]" office:value-type="float" office:value="236.25" calcext:value-type="float">
            <text:p>236.25</text:p>
          </table:table-cell>
          <table:table-cell table:formula="of:=([.B47]/180)*PI()" office:value-type="float" office:value="4.1233403578366" calcext:value-type="float">
            <text:p>4.1233403578366</text:p>
          </table:table-cell>
          <table:table-cell table:formula="of:=SIN([.C47])" office:value-type="float" office:value="-0.831469612302545" calcext:value-type="float">
            <text:p>-0.831469612302545</text:p>
          </table:table-cell>
          <table:table-cell table:formula="of:=[.$E$1]*[.D47]" office:value-type="float" office:value="-425.712441498903" calcext:value-type="float">
            <text:p>-425.712441498903</text:p>
          </table:table-cell>
          <table:table-cell table:formula="of:=ROUND([.E47])"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2]*[.A48]" office:value-type="float" office:value="241.875" calcext:value-type="float">
            <text:p>241.875</text:p>
          </table:table-cell>
          <table:table-cell table:formula="of:=([.B48]/180)*PI()" office:value-type="float" office:value="4.22151512826128" calcext:value-type="float">
            <text:p>4.22151512826128</text:p>
          </table:table-cell>
          <table:table-cell table:formula="of:=SIN([.C48])" office:value-type="float" office:value="-0.881921264348355" calcext:value-type="float">
            <text:p>-0.881921264348355</text:p>
          </table:table-cell>
          <table:table-cell table:formula="of:=[.$E$1]*[.D48]" office:value-type="float" office:value="-451.543687346358" calcext:value-type="float">
            <text:p>-451.543687346358</text:p>
          </table:table-cell>
          <table:table-cell table:formula="of:=ROUND([.E48])"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2]*[.A49]" office:value-type="float" office:value="247.5" calcext:value-type="float">
            <text:p>247.5</text:p>
          </table:table-cell>
          <table:table-cell table:formula="of:=([.B49]/180)*PI()" office:value-type="float" office:value="4.31968989868597" calcext:value-type="float">
            <text:p>4.31968989868597</text:p>
          </table:table-cell>
          <table:table-cell table:formula="of:=SIN([.C49])" office:value-type="float" office:value="-0.923879532511286" calcext:value-type="float">
            <text:p>-0.923879532511286</text:p>
          </table:table-cell>
          <table:table-cell table:formula="of:=[.$E$1]*[.D49]" office:value-type="float" office:value="-473.026320645779" calcext:value-type="float">
            <text:p>-473.026320645779</text:p>
          </table:table-cell>
          <table:table-cell table:formula="of:=ROUND([.E49])" office:value-type="float" office:value="-473" calcext:value-type="float">
            <text:p>-4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[.A50]" office:value-type="float" office:value="253.125" calcext:value-type="float">
            <text:p>253.125</text:p>
          </table:table-cell>
          <table:table-cell table:formula="of:=([.B50]/180)*PI()" office:value-type="float" office:value="4.41786466911065" calcext:value-type="float">
            <text:p>4.41786466911065</text:p>
          </table:table-cell>
          <table:table-cell table:formula="of:=SIN([.C50])" office:value-type="float" office:value="-0.956940335732209" calcext:value-type="float">
            <text:p>-0.956940335732209</text:p>
          </table:table-cell>
          <table:table-cell table:formula="of:=[.$E$1]*[.D50]" office:value-type="float" office:value="-489.953451894891" calcext:value-type="float">
            <text:p>-489.953451894891</text:p>
          </table:table-cell>
          <table:table-cell table:formula="of:=ROUND([.E50])" office:value-type="float" office:value="-490" calcext:value-type="float">
            <text:p>-4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2]*[.A51]" office:value-type="float" office:value="258.75" calcext:value-type="float">
            <text:p>258.75</text:p>
          </table:table-cell>
          <table:table-cell table:formula="of:=([.B51]/180)*PI()" office:value-type="float" office:value="4.51603943953533" calcext:value-type="float">
            <text:p>4.51603943953533</text:p>
          </table:table-cell>
          <table:table-cell table:formula="of:=SIN([.C51])" office:value-type="float" office:value="-0.98078528040323" calcext:value-type="float">
            <text:p>-0.98078528040323</text:p>
          </table:table-cell>
          <table:table-cell table:formula="of:=[.$E$1]*[.D51]" office:value-type="float" office:value="-502.162063566454" calcext:value-type="float">
            <text:p>-502.162063566454</text:p>
          </table:table-cell>
          <table:table-cell table:formula="of:=ROUND([.E51])"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2]*[.A52]" office:value-type="float" office:value="264.375" calcext:value-type="float">
            <text:p>264.375</text:p>
          </table:table-cell>
          <table:table-cell table:formula="of:=([.B52]/180)*PI()" office:value-type="float" office:value="4.61421420996001" calcext:value-type="float">
            <text:p>4.61421420996001</text:p>
          </table:table-cell>
          <table:table-cell table:formula="of:=SIN([.C52])" office:value-type="float" office:value="-0.995184726672197" calcext:value-type="float">
            <text:p>-0.995184726672197</text:p>
          </table:table-cell>
          <table:table-cell table:formula="of:=[.$E$1]*[.D52]" office:value-type="float" office:value="-509.534580056165" calcext:value-type="float">
            <text:p>-509.534580056165</text:p>
          </table:table-cell>
          <table:table-cell table:formula="of:=ROUND([.E52])"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2]*[.A53]" office:value-type="float" office:value="270" calcext:value-type="float">
            <text:p>270</text:p>
          </table:table-cell>
          <table:table-cell table:formula="of:=([.B53]/180)*PI()" office:value-type="float" office:value="4.71238898038469" calcext:value-type="float">
            <text:p>4.71238898038469</text:p>
          </table:table-cell>
          <table:table-cell table:formula="of:=SIN([.C53])" office:value-type="float" office:value="-1" calcext:value-type="float">
            <text:p>-1</text:p>
          </table:table-cell>
          <table:table-cell table:formula="of:=[.$E$1]*[.D53]" office:value-type="float" office:value="-512" calcext:value-type="float">
            <text:p>-512</text:p>
          </table:table-cell>
          <table:table-cell table:formula="of:=ROUND([.E53])"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2]*[.A54]" office:value-type="float" office:value="275.625" calcext:value-type="float">
            <text:p>275.625</text:p>
          </table:table-cell>
          <table:table-cell table:formula="of:=([.B54]/180)*PI()" office:value-type="float" office:value="4.81056375080937" calcext:value-type="float">
            <text:p>4.81056375080937</text:p>
          </table:table-cell>
          <table:table-cell table:formula="of:=SIN([.C54])" office:value-type="float" office:value="-0.995184726672197" calcext:value-type="float">
            <text:p>-0.995184726672197</text:p>
          </table:table-cell>
          <table:table-cell table:formula="of:=[.$E$1]*[.D54]" office:value-type="float" office:value="-509.534580056165" calcext:value-type="float">
            <text:p>-509.534580056165</text:p>
          </table:table-cell>
          <table:table-cell table:formula="of:=ROUND([.E54])"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[.A55]" office:value-type="float" office:value="281.25" calcext:value-type="float">
            <text:p>281.25</text:p>
          </table:table-cell>
          <table:table-cell table:formula="of:=([.B55]/180)*PI()" office:value-type="float" office:value="4.90873852123405" calcext:value-type="float">
            <text:p>4.90873852123405</text:p>
          </table:table-cell>
          <table:table-cell table:formula="of:=SIN([.C55])" office:value-type="float" office:value="-0.98078528040323" calcext:value-type="float">
            <text:p>-0.98078528040323</text:p>
          </table:table-cell>
          <table:table-cell table:formula="of:=[.$E$1]*[.D55]" office:value-type="float" office:value="-502.162063566454" calcext:value-type="float">
            <text:p>-502.162063566454</text:p>
          </table:table-cell>
          <table:table-cell table:formula="of:=ROUND([.E55])"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2]*[.A56]" office:value-type="float" office:value="286.875" calcext:value-type="float">
            <text:p>286.875</text:p>
          </table:table-cell>
          <table:table-cell table:formula="of:=([.B56]/180)*PI()" office:value-type="float" office:value="5.00691329165873" calcext:value-type="float">
            <text:p>5.00691329165873</text:p>
          </table:table-cell>
          <table:table-cell table:formula="of:=SIN([.C56])" office:value-type="float" office:value="-0.956940335732209" calcext:value-type="float">
            <text:p>-0.956940335732209</text:p>
          </table:table-cell>
          <table:table-cell table:formula="of:=[.$E$1]*[.D56]" office:value-type="float" office:value="-489.953451894891" calcext:value-type="float">
            <text:p>-489.953451894891</text:p>
          </table:table-cell>
          <table:table-cell table:formula="of:=ROUND([.E56])" office:value-type="float" office:value="-490" calcext:value-type="float">
            <text:p>-4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2]*[.A57]" office:value-type="float" office:value="292.5" calcext:value-type="float">
            <text:p>292.5</text:p>
          </table:table-cell>
          <table:table-cell table:formula="of:=([.B57]/180)*PI()" office:value-type="float" office:value="5.10508806208341" calcext:value-type="float">
            <text:p>5.10508806208341</text:p>
          </table:table-cell>
          <table:table-cell table:formula="of:=SIN([.C57])" office:value-type="float" office:value="-0.923879532511287" calcext:value-type="float">
            <text:p>-0.923879532511287</text:p>
          </table:table-cell>
          <table:table-cell table:formula="of:=[.$E$1]*[.D57]" office:value-type="float" office:value="-473.026320645779" calcext:value-type="float">
            <text:p>-473.026320645779</text:p>
          </table:table-cell>
          <table:table-cell table:formula="of:=ROUND([.E57])" office:value-type="float" office:value="-473" calcext:value-type="float">
            <text:p>-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2]*[.A58]" office:value-type="float" office:value="298.125" calcext:value-type="float">
            <text:p>298.125</text:p>
          </table:table-cell>
          <table:table-cell table:formula="of:=([.B58]/180)*PI()" office:value-type="float" office:value="5.2032628325081" calcext:value-type="float">
            <text:p>5.2032628325081</text:p>
          </table:table-cell>
          <table:table-cell table:formula="of:=SIN([.C58])" office:value-type="float" office:value="-0.881921264348355" calcext:value-type="float">
            <text:p>-0.881921264348355</text:p>
          </table:table-cell>
          <table:table-cell table:formula="of:=[.$E$1]*[.D58]" office:value-type="float" office:value="-451.543687346358" calcext:value-type="float">
            <text:p>-451.543687346358</text:p>
          </table:table-cell>
          <table:table-cell table:formula="of:=ROUND([.E58])"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2]*[.A59]" office:value-type="float" office:value="303.75" calcext:value-type="float">
            <text:p>303.75</text:p>
          </table:table-cell>
          <table:table-cell table:formula="of:=([.B59]/180)*PI()" office:value-type="float" office:value="5.30143760293278" calcext:value-type="float">
            <text:p>5.30143760293278</text:p>
          </table:table-cell>
          <table:table-cell table:formula="of:=SIN([.C59])" office:value-type="float" office:value="-0.831469612302545" calcext:value-type="float">
            <text:p>-0.831469612302545</text:p>
          </table:table-cell>
          <table:table-cell table:formula="of:=[.$E$1]*[.D59]" office:value-type="float" office:value="-425.712441498903" calcext:value-type="float">
            <text:p>-425.712441498903</text:p>
          </table:table-cell>
          <table:table-cell table:formula="of:=ROUND([.E59])"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[.A60]" office:value-type="float" office:value="309.375" calcext:value-type="float">
            <text:p>309.375</text:p>
          </table:table-cell>
          <table:table-cell table:formula="of:=([.B60]/180)*PI()" office:value-type="float" office:value="5.39961237335746" calcext:value-type="float">
            <text:p>5.39961237335746</text:p>
          </table:table-cell>
          <table:table-cell table:formula="of:=SIN([.C60])" office:value-type="float" office:value="-0.773010453362737" calcext:value-type="float">
            <text:p>-0.773010453362737</text:p>
          </table:table-cell>
          <table:table-cell table:formula="of:=[.$E$1]*[.D60]" office:value-type="float" office:value="-395.781352121721" calcext:value-type="float">
            <text:p>-395.781352121721</text:p>
          </table:table-cell>
          <table:table-cell table:formula="of:=ROUND([.E60])"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2]*[.A61]" office:value-type="float" office:value="315" calcext:value-type="float">
            <text:p>315</text:p>
          </table:table-cell>
          <table:table-cell table:formula="of:=([.B61]/180)*PI()" office:value-type="float" office:value="5.49778714378214" calcext:value-type="float">
            <text:p>5.49778714378214</text:p>
          </table:table-cell>
          <table:table-cell table:formula="of:=SIN([.C61])" office:value-type="float" office:value="-0.707106781186548" calcext:value-type="float">
            <text:p>-0.707106781186548</text:p>
          </table:table-cell>
          <table:table-cell table:formula="of:=[.$E$1]*[.D61]" office:value-type="float" office:value="-362.038671967512" calcext:value-type="float">
            <text:p>-362.038671967512</text:p>
          </table:table-cell>
          <table:table-cell table:formula="of:=ROUND([.E61])"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2]*[.A62]" office:value-type="float" office:value="320.625" calcext:value-type="float">
            <text:p>320.625</text:p>
          </table:table-cell>
          <table:table-cell table:formula="of:=([.B62]/180)*PI()" office:value-type="float" office:value="5.59596191420682" calcext:value-type="float">
            <text:p>5.59596191420682</text:p>
          </table:table-cell>
          <table:table-cell table:formula="of:=SIN([.C62])" office:value-type="float" office:value="-0.634393284163646" calcext:value-type="float">
            <text:p>-0.634393284163646</text:p>
          </table:table-cell>
          <table:table-cell table:formula="of:=[.$E$1]*[.D62]" office:value-type="float" office:value="-324.809361491787" calcext:value-type="float">
            <text:p>-324.809361491787</text:p>
          </table:table-cell>
          <table:table-cell table:formula="of:=ROUND([.E62])"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2]*[.A63]" office:value-type="float" office:value="326.25" calcext:value-type="float">
            <text:p>326.25</text:p>
          </table:table-cell>
          <table:table-cell table:formula="of:=([.B63]/180)*PI()" office:value-type="float" office:value="5.6941366846315" calcext:value-type="float">
            <text:p>5.6941366846315</text:p>
          </table:table-cell>
          <table:table-cell table:formula="of:=SIN([.C63])" office:value-type="float" office:value="-0.555570233019602" calcext:value-type="float">
            <text:p>-0.555570233019602</text:p>
          </table:table-cell>
          <table:table-cell table:formula="of:=[.$E$1]*[.D63]" office:value-type="float" office:value="-284.451959306036" calcext:value-type="float">
            <text:p>-284.451959306036</text:p>
          </table:table-cell>
          <table:table-cell table:formula="of:=ROUND([.E63])"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2]*[.A64]" office:value-type="float" office:value="331.875" calcext:value-type="float">
            <text:p>331.875</text:p>
          </table:table-cell>
          <table:table-cell table:formula="of:=([.B64]/180)*PI()" office:value-type="float" office:value="5.79231145505618" calcext:value-type="float">
            <text:p>5.79231145505618</text:p>
          </table:table-cell>
          <table:table-cell table:formula="of:=SIN([.C64])" office:value-type="float" office:value="-0.471396736825998" calcext:value-type="float">
            <text:p>-0.471396736825998</text:p>
          </table:table-cell>
          <table:table-cell table:formula="of:=[.$E$1]*[.D64]" office:value-type="float" office:value="-241.355129254911" calcext:value-type="float">
            <text:p>-241.355129254911</text:p>
          </table:table-cell>
          <table:table-cell table:formula="of:=ROUND([.E64])"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[.A65]" office:value-type="float" office:value="337.5" calcext:value-type="float">
            <text:p>337.5</text:p>
          </table:table-cell>
          <table:table-cell table:formula="of:=([.B65]/180)*PI()" office:value-type="float" office:value="5.89048622548086" calcext:value-type="float">
            <text:p>5.89048622548086</text:p>
          </table:table-cell>
          <table:table-cell table:formula="of:=SIN([.C65])" office:value-type="float" office:value="-0.38268343236509" calcext:value-type="float">
            <text:p>-0.38268343236509</text:p>
          </table:table-cell>
          <table:table-cell table:formula="of:=[.$E$1]*[.D65]" office:value-type="float" office:value="-195.933917370926" calcext:value-type="float">
            <text:p>-195.933917370926</text:p>
          </table:table-cell>
          <table:table-cell table:formula="of:=ROUND([.E65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2]*[.A66]" office:value-type="float" office:value="343.125" calcext:value-type="float">
            <text:p>343.125</text:p>
          </table:table-cell>
          <table:table-cell table:formula="of:=([.B66]/180)*PI()" office:value-type="float" office:value="5.98866099590554" calcext:value-type="float">
            <text:p>5.98866099590554</text:p>
          </table:table-cell>
          <table:table-cell table:formula="of:=SIN([.C66])" office:value-type="float" office:value="-0.290284677254462" calcext:value-type="float">
            <text:p>-0.290284677254462</text:p>
          </table:table-cell>
          <table:table-cell table:formula="of:=[.$E$1]*[.D66]" office:value-type="float" office:value="-148.625754754285" calcext:value-type="float">
            <text:p>-148.625754754285</text:p>
          </table:table-cell>
          <table:table-cell table:formula="of:=ROUND([.E66])"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2]*[.A67]" office:value-type="float" office:value="348.75" calcext:value-type="float">
            <text:p>348.75</text:p>
          </table:table-cell>
          <table:table-cell table:formula="of:=([.B67]/180)*PI()" office:value-type="float" office:value="6.08683576633022" calcext:value-type="float">
            <text:p>6.08683576633022</text:p>
          </table:table-cell>
          <table:table-cell table:formula="of:=SIN([.C67])" office:value-type="float" office:value="-0.195090322016129" calcext:value-type="float">
            <text:p>-0.195090322016129</text:p>
          </table:table-cell>
          <table:table-cell table:formula="of:=[.$E$1]*[.D67]" office:value-type="float" office:value="-99.8862448722579" calcext:value-type="float">
            <text:p>-99.8862448722579</text:p>
          </table:table-cell>
          <table:table-cell table:formula="of:=ROUND([.E67]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2]*[.A68]" office:value-type="float" office:value="354.375" calcext:value-type="float">
            <text:p>354.375</text:p>
          </table:table-cell>
          <table:table-cell table:formula="of:=([.B68]/180)*PI()" office:value-type="float" office:value="6.18501053675491" calcext:value-type="float">
            <text:p>6.18501053675491</text:p>
          </table:table-cell>
          <table:table-cell table:formula="of:=SIN([.C68])" office:value-type="float" office:value="-0.0980171403295605" calcext:value-type="float">
            <text:p>-0.098017140329561</text:p>
          </table:table-cell>
          <table:table-cell table:formula="of:=[.$E$1]*[.D68]" office:value-type="float" office:value="-50.184775848735" calcext:value-type="float">
            <text:p>-50.184775848735</text:p>
          </table:table-cell>
          <table:table-cell table:formula="of:=ROUND([.E68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2]*[.A69]" office:value-type="float" office:value="360" calcext:value-type="float">
            <text:p>360</text:p>
          </table:table-cell>
          <table:table-cell table:formula="of:=([.B69]/180)*PI()" office:value-type="float" office:value="6.28318530717959" calcext:value-type="float">
            <text:p>6.28318530717959</text:p>
          </table:table-cell>
          <table:table-cell table:formula="of:=SIN([.C69])" office:value-type="float" office:value="-2.44929359829471E-016" calcext:value-type="float">
            <text:p>-2.44929359829471E-16</text:p>
          </table:table-cell>
          <table:table-cell table:formula="of:=[.$E$1]*[.D69]" office:value-type="float" office:value="-0.000000000000125403832232689" calcext:value-type="float">
            <text:p>-1.25403832232689E-13</text:p>
          </table:table-cell>
          <table:table-cell table:formula="of:=ROUND([.E69])" office:value-type="float" office:value="-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Fosc</text:p>
          </table:table-cell>
          <table:table-cell table:style-name="ce4" office:value-type="float" office:value="64000000" calcext:value-type="float">
            <text:p>6.40E+07</text:p>
          </table:table-cell>
          <table:table-cell/>
          <table:table-cell table:style-name="ce3" table:number-columns-repeated="6"/>
        </table:table-row>
        <table:table-row table:style-name="ro1">
          <table:table-cell table:style-name="ce3"/>
          <table:table-cell table:number-columns-repeated="2"/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Prescal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req</text:p>
          </table:table-cell>
          <table:table-cell table:style-name="ce3" office:value-type="string" calcext:value-type="string">
            <text:p>Resolution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formula="of:=1/(([.B4]+1)*4*(1/[.$B$1])*[.A4])" office:value-type="float" office:value="15625" calcext:value-type="float">
            <text:p>15625</text:p>
          </table:table-cell>
          <table:table-cell table:style-name="ce3" table:formula="of:=LOG(4*([.B4]+1))/LOG(2)" office:value-type="float" office:value="10" calcext:value-type="float">
            <text:p>10</text:p>
          </table:table-cell>
          <table:table-cell table:style-name="ce3" table:number-columns-repeated="5"/>
        </table:table-row>
        <table:table-row table:style-name="ro1">
          <table:table-cell table:style-name="ce3"/>
          <table:table-cell/>
          <table:table-cell table:formula="of:=[.C4]/2" office:value-type="float" office:value="7812.5" calcext:value-type="float">
            <text:p>7812.5</text:p>
          </table:table-cell>
          <table:table-cell table:style-name="ce3" table:number-columns-repeated="6"/>
        </table:table-row>
        <table:table-row table:style-name="ro1">
          <table:table-cell table:style-name="ce3"/>
          <table:table-cell table:number-columns-repeated="2"/>
          <table:table-cell table:style-name="ce3" table:number-columns-repeated="6"/>
        </table:table-row>
        <table:table-row table:style-name="ro1">
          <table:table-cell table:style-name="ce3"/>
          <table:table-cell office:value-type="string" calcext:value-type="string">
            <text:p>Ratio</text:p>
          </table:table-cell>
          <table:table-cell table:formula="of:=1400/1852" office:value-type="float" office:value="0.755939524838013" calcext:value-type="float">
            <text:p>0.755939524838013</text:p>
          </table:table-cell>
          <table:table-cell table:style-name="ce3" table:number-columns-repeated="6"/>
        </table:table-row>
        <table:table-row table:style-name="ro1" table:number-rows-repeated="2">
          <table:table-cell table:style-name="ce3"/>
          <table:table-cell table:number-columns-repeated="2"/>
          <table:table-cell table:style-name="ce3" table:number-columns-repeated="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ROUND([.A10]*[.$C$7])" office:value-type="float" office:value="0" calcext:value-type="float">
            <text:p>0</text:p>
          </table:table-cell>
          <table:table-cell table:formula="of:=[.B10]+512" office:value-type="float" office:value="512" calcext:value-type="float">
            <text:p>512</text:p>
          </table:table-cell>
          <table:table-cell table:formula="of:=[.C10]/(4*(255+1))" office:value-type="percentage" office:value="0.5" calcext:value-type="percentage">
            <text:p>50.00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formula="of:=ROUND([.A11]*[.$C$7])" office:value-type="float" office:value="38" calcext:value-type="float">
            <text:p>38</text:p>
          </table:table-cell>
          <table:table-cell table:formula="of:=[.B11]+512" office:value-type="float" office:value="550" calcext:value-type="float">
            <text:p>550</text:p>
          </table:table-cell>
          <table:table-cell table:formula="of:=[.C11]/(4*(255+1))" office:value-type="percentage" office:value="0.537109375" calcext:value-type="percentage">
            <text:p>53.71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formula="of:=ROUND([.A12]*[.$C$7])" office:value-type="float" office:value="76" calcext:value-type="float">
            <text:p>76</text:p>
          </table:table-cell>
          <table:table-cell table:formula="of:=[.B12]+512" office:value-type="float" office:value="588" calcext:value-type="float">
            <text:p>588</text:p>
          </table:table-cell>
          <table:table-cell table:formula="of:=[.C12]/(4*(255+1))" office:value-type="percentage" office:value="0.57421875" calcext:value-type="percentage">
            <text:p>57.42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formula="of:=ROUND([.A13]*[.$C$7])" office:value-type="float" office:value="113" calcext:value-type="float">
            <text:p>113</text:p>
          </table:table-cell>
          <table:table-cell table:formula="of:=[.B13]+512" office:value-type="float" office:value="625" calcext:value-type="float">
            <text:p>625</text:p>
          </table:table-cell>
          <table:table-cell table:formula="of:=[.C13]/(4*(255+1))" office:value-type="percentage" office:value="0.6103515625" calcext:value-type="percentage">
            <text:p>61.04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formula="of:=ROUND([.A14]*[.$C$7])" office:value-type="float" office:value="148" calcext:value-type="float">
            <text:p>148</text:p>
          </table:table-cell>
          <table:table-cell table:formula="of:=[.B14]+512" office:value-type="float" office:value="660" calcext:value-type="float">
            <text:p>660</text:p>
          </table:table-cell>
          <table:table-cell table:formula="of:=[.C14]/(4*(255+1))" office:value-type="percentage" office:value="0.64453125" calcext:value-type="percentage">
            <text:p>64.45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formula="of:=ROUND([.A15]*[.$C$7])" office:value-type="float" office:value="182" calcext:value-type="float">
            <text:p>182</text:p>
          </table:table-cell>
          <table:table-cell table:formula="of:=[.B15]+512" office:value-type="float" office:value="694" calcext:value-type="float">
            <text:p>694</text:p>
          </table:table-cell>
          <table:table-cell table:formula="of:=[.C15]/(4*(255+1))" office:value-type="percentage" office:value="0.677734375" calcext:value-type="percentage">
            <text:p>67.77%</text:p>
          </table:table-cell>
          <table:table-cell table:style-name="ce3" table:number-columns-repeated="5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formula="of:=ROUND([.A16]*[.$C$7])" office:value-type="float" office:value="215" calcext:value-type="float">
            <text:p>215</text:p>
          </table:table-cell>
          <table:table-cell table:formula="of:=[.B16]+512" office:value-type="float" office:value="727" calcext:value-type="float">
            <text:p>727</text:p>
          </table:table-cell>
          <table:table-cell table:formula="of:=[.C16]/(4*(255+1))" office:value-type="percentage" office:value="0.7099609375" calcext:value-type="percentage">
            <text:p>71.00%</text:p>
          </table:table-cell>
          <table:table-cell table:style-name="ce3"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OUND([.A17]*[.$C$7])" office:value-type="float" office:value="246" calcext:value-type="float">
            <text:p>246</text:p>
          </table:table-cell>
          <table:table-cell table:formula="of:=[.B17]+512" office:value-type="float" office:value="758" calcext:value-type="float">
            <text:p>758</text:p>
          </table:table-cell>
          <table:table-cell table:formula="of:=[.C17]/(4*(255+1))" office:value-type="percentage" office:value="0.740234375" calcext:value-type="percentage">
            <text:p>74.02%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OUND([.A18]*[.$C$7])" office:value-type="float" office:value="274" calcext:value-type="float">
            <text:p>274</text:p>
          </table:table-cell>
          <table:table-cell table:formula="of:=[.B18]+512" office:value-type="float" office:value="786" calcext:value-type="float">
            <text:p>786</text:p>
          </table:table-cell>
          <table:table-cell table:formula="of:=[.C18]/(4*(255+1))" office:value-type="percentage" office:value="0.767578125" calcext:value-type="percentage">
            <text:p>76.76%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OUND([.A19]*[.$C$7])" office:value-type="float" office:value="299" calcext:value-type="float">
            <text:p>299</text:p>
          </table:table-cell>
          <table:table-cell table:formula="of:=[.B19]+512" office:value-type="float" office:value="811" calcext:value-type="float">
            <text:p>811</text:p>
          </table:table-cell>
          <table:table-cell table:formula="of:=[.C19]/(4*(255+1))" office:value-type="percentage" office:value="0.7919921875" calcext:value-type="percentage">
            <text:p>79.20%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OUND([.A20]*[.$C$7])" office:value-type="float" office:value="322" calcext:value-type="float">
            <text:p>322</text:p>
          </table:table-cell>
          <table:table-cell table:formula="of:=[.B20]+512" office:value-type="float" office:value="834" calcext:value-type="float">
            <text:p>834</text:p>
          </table:table-cell>
          <table:table-cell table:formula="of:=[.C20]/(4*(255+1))" office:value-type="percentage" office:value="0.814453125" calcext:value-type="percentage">
            <text:p>81.45%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OUND([.A21]*[.$C$7])" office:value-type="float" office:value="342" calcext:value-type="float">
            <text:p>342</text:p>
          </table:table-cell>
          <table:table-cell table:formula="of:=[.B21]+512" office:value-type="float" office:value="854" calcext:value-type="float">
            <text:p>854</text:p>
          </table:table-cell>
          <table:table-cell table:formula="of:=[.C21]/(4*(255+1))" office:value-type="percentage" office:value="0.833984375" calcext:value-type="percentage">
            <text:p>83.40%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OUND([.A22]*[.$C$7])" office:value-type="float" office:value="358" calcext:value-type="float">
            <text:p>358</text:p>
          </table:table-cell>
          <table:table-cell table:formula="of:=[.B22]+512" office:value-type="float" office:value="870" calcext:value-type="float">
            <text:p>870</text:p>
          </table:table-cell>
          <table:table-cell table:formula="of:=[.C22]/(4*(255+1))" office:value-type="percentage" office:value="0.849609375" calcext:value-type="percentage">
            <text:p>84.96%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OUND([.A23]*[.$C$7])" office:value-type="float" office:value="370" calcext:value-type="float">
            <text:p>370</text:p>
          </table:table-cell>
          <table:table-cell table:formula="of:=[.B23]+512" office:value-type="float" office:value="882" calcext:value-type="float">
            <text:p>882</text:p>
          </table:table-cell>
          <table:table-cell table:formula="of:=[.C23]/(4*(255+1))" office:value-type="percentage" office:value="0.861328125" calcext:value-type="percentage">
            <text:p>86.13%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OUND([.A24]*[.$C$7])" office:value-type="float" office:value="379" calcext:value-type="float">
            <text:p>379</text:p>
          </table:table-cell>
          <table:table-cell table:formula="of:=[.B24]+512" office:value-type="float" office:value="891" calcext:value-type="float">
            <text:p>891</text:p>
          </table:table-cell>
          <table:table-cell table:formula="of:=[.C24]/(4*(255+1))" office:value-type="percentage" office:value="0.8701171875" calcext:value-type="percentage">
            <text:p>87.01%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OUND([.A25]*[.$C$7])" office:value-type="float" office:value="386" calcext:value-type="float">
            <text:p>386</text:p>
          </table:table-cell>
          <table:table-cell table:formula="of:=[.B25]+512" office:value-type="float" office:value="898" calcext:value-type="float">
            <text:p>898</text:p>
          </table:table-cell>
          <table:table-cell table:formula="of:=[.C25]/(4*(255+1))" office:value-type="percentage" office:value="0.876953125" calcext:value-type="percentage">
            <text:p>87.70%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OUND([.A26]*[.$C$7])" office:value-type="float" office:value="387" calcext:value-type="float">
            <text:p>387</text:p>
          </table:table-cell>
          <table:table-cell table:formula="of:=[.B26]+512" office:value-type="float" office:value="899" calcext:value-type="float">
            <text:p>899</text:p>
          </table:table-cell>
          <table:table-cell table:formula="of:=[.C26]/(4*(255+1))" office:value-type="percentage" office:value="0.8779296875" calcext:value-type="percentage">
            <text:p>87.79%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OUND([.A27]*[.$C$7])" office:value-type="float" office:value="386" calcext:value-type="float">
            <text:p>386</text:p>
          </table:table-cell>
          <table:table-cell table:formula="of:=[.B27]+512" office:value-type="float" office:value="898" calcext:value-type="float">
            <text:p>898</text:p>
          </table:table-cell>
          <table:table-cell table:formula="of:=[.C27]/(4*(255+1))" office:value-type="percentage" office:value="0.876953125" calcext:value-type="percentage">
            <text:p>87.70%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OUND([.A28]*[.$C$7])" office:value-type="float" office:value="379" calcext:value-type="float">
            <text:p>379</text:p>
          </table:table-cell>
          <table:table-cell table:formula="of:=[.B28]+512" office:value-type="float" office:value="891" calcext:value-type="float">
            <text:p>891</text:p>
          </table:table-cell>
          <table:table-cell table:formula="of:=[.C28]/(4*(255+1))" office:value-type="percentage" office:value="0.8701171875" calcext:value-type="percentage">
            <text:p>87.01%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OUND([.A29]*[.$C$7])" office:value-type="float" office:value="370" calcext:value-type="float">
            <text:p>370</text:p>
          </table:table-cell>
          <table:table-cell table:formula="of:=[.B29]+512" office:value-type="float" office:value="882" calcext:value-type="float">
            <text:p>882</text:p>
          </table:table-cell>
          <table:table-cell table:formula="of:=[.C29]/(4*(255+1))" office:value-type="percentage" office:value="0.861328125" calcext:value-type="percentage">
            <text:p>86.13%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OUND([.A30]*[.$C$7])" office:value-type="float" office:value="358" calcext:value-type="float">
            <text:p>358</text:p>
          </table:table-cell>
          <table:table-cell table:formula="of:=[.B30]+512" office:value-type="float" office:value="870" calcext:value-type="float">
            <text:p>870</text:p>
          </table:table-cell>
          <table:table-cell table:formula="of:=[.C30]/(4*(255+1))" office:value-type="percentage" office:value="0.849609375" calcext:value-type="percentage">
            <text:p>84.96%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OUND([.A31]*[.$C$7])" office:value-type="float" office:value="342" calcext:value-type="float">
            <text:p>342</text:p>
          </table:table-cell>
          <table:table-cell table:formula="of:=[.B31]+512" office:value-type="float" office:value="854" calcext:value-type="float">
            <text:p>854</text:p>
          </table:table-cell>
          <table:table-cell table:formula="of:=[.C31]/(4*(255+1))" office:value-type="percentage" office:value="0.833984375" calcext:value-type="percentage">
            <text:p>83.40%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OUND([.A32]*[.$C$7])" office:value-type="float" office:value="322" calcext:value-type="float">
            <text:p>322</text:p>
          </table:table-cell>
          <table:table-cell table:formula="of:=[.B32]+512" office:value-type="float" office:value="834" calcext:value-type="float">
            <text:p>834</text:p>
          </table:table-cell>
          <table:table-cell table:formula="of:=[.C32]/(4*(255+1))" office:value-type="percentage" office:value="0.814453125" calcext:value-type="percentage">
            <text:p>81.45%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OUND([.A33]*[.$C$7])" office:value-type="float" office:value="299" calcext:value-type="float">
            <text:p>299</text:p>
          </table:table-cell>
          <table:table-cell table:formula="of:=[.B33]+512" office:value-type="float" office:value="811" calcext:value-type="float">
            <text:p>811</text:p>
          </table:table-cell>
          <table:table-cell table:formula="of:=[.C33]/(4*(255+1))" office:value-type="percentage" office:value="0.7919921875" calcext:value-type="percentage">
            <text:p>79.20%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OUND([.A34]*[.$C$7])" office:value-type="float" office:value="274" calcext:value-type="float">
            <text:p>274</text:p>
          </table:table-cell>
          <table:table-cell table:formula="of:=[.B34]+512" office:value-type="float" office:value="786" calcext:value-type="float">
            <text:p>786</text:p>
          </table:table-cell>
          <table:table-cell table:formula="of:=[.C34]/(4*(255+1))" office:value-type="percentage" office:value="0.767578125" calcext:value-type="percentage">
            <text:p>76.76%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OUND([.A35]*[.$C$7])" office:value-type="float" office:value="246" calcext:value-type="float">
            <text:p>246</text:p>
          </table:table-cell>
          <table:table-cell table:formula="of:=[.B35]+512" office:value-type="float" office:value="758" calcext:value-type="float">
            <text:p>758</text:p>
          </table:table-cell>
          <table:table-cell table:formula="of:=[.C35]/(4*(255+1))" office:value-type="percentage" office:value="0.740234375" calcext:value-type="percentage">
            <text:p>74.02%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OUND([.A36]*[.$C$7])" office:value-type="float" office:value="215" calcext:value-type="float">
            <text:p>215</text:p>
          </table:table-cell>
          <table:table-cell table:formula="of:=[.B36]+512" office:value-type="float" office:value="727" calcext:value-type="float">
            <text:p>727</text:p>
          </table:table-cell>
          <table:table-cell table:formula="of:=[.C36]/(4*(255+1))" office:value-type="percentage" office:value="0.7099609375" calcext:value-type="percentage">
            <text:p>71.00%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[.A37]*[.$C$7])" office:value-type="float" office:value="182" calcext:value-type="float">
            <text:p>182</text:p>
          </table:table-cell>
          <table:table-cell table:formula="of:=[.B37]+512" office:value-type="float" office:value="694" calcext:value-type="float">
            <text:p>694</text:p>
          </table:table-cell>
          <table:table-cell table:formula="of:=[.C37]/(4*(255+1))" office:value-type="percentage" office:value="0.677734375" calcext:value-type="percentage">
            <text:p>67.77%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A38]*[.$C$7])" office:value-type="float" office:value="148" calcext:value-type="float">
            <text:p>148</text:p>
          </table:table-cell>
          <table:table-cell table:formula="of:=[.B38]+512" office:value-type="float" office:value="660" calcext:value-type="float">
            <text:p>660</text:p>
          </table:table-cell>
          <table:table-cell table:formula="of:=[.C38]/(4*(255+1))" office:value-type="percentage" office:value="0.64453125" calcext:value-type="percentage">
            <text:p>64.45%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A39]*[.$C$7])" office:value-type="float" office:value="113" calcext:value-type="float">
            <text:p>113</text:p>
          </table:table-cell>
          <table:table-cell table:formula="of:=[.B39]+512" office:value-type="float" office:value="625" calcext:value-type="float">
            <text:p>625</text:p>
          </table:table-cell>
          <table:table-cell table:formula="of:=[.C39]/(4*(255+1))" office:value-type="percentage" office:value="0.6103515625" calcext:value-type="percentage">
            <text:p>61.04%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A40]*[.$C$7])" office:value-type="float" office:value="76" calcext:value-type="float">
            <text:p>76</text:p>
          </table:table-cell>
          <table:table-cell table:formula="of:=[.B40]+512" office:value-type="float" office:value="588" calcext:value-type="float">
            <text:p>588</text:p>
          </table:table-cell>
          <table:table-cell table:formula="of:=[.C40]/(4*(255+1))" office:value-type="percentage" office:value="0.57421875" calcext:value-type="percentage">
            <text:p>57.42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A41]*[.$C$7])" office:value-type="float" office:value="38" calcext:value-type="float">
            <text:p>38</text:p>
          </table:table-cell>
          <table:table-cell table:formula="of:=[.B41]+512" office:value-type="float" office:value="550" calcext:value-type="float">
            <text:p>550</text:p>
          </table:table-cell>
          <table:table-cell table:formula="of:=[.C41]/(4*(255+1))" office:value-type="percentage" office:value="0.537109375" calcext:value-type="percentage">
            <text:p>53.71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A42]*[.$C$7])" office:value-type="float" office:value="0" calcext:value-type="float">
            <text:p>0</text:p>
          </table:table-cell>
          <table:table-cell table:formula="of:=[.B42]+512" office:value-type="float" office:value="512" calcext:value-type="float">
            <text:p>512</text:p>
          </table:table-cell>
          <table:table-cell table:formula="of:=[.C42]/(4*(255+1))" office:value-type="percentage" office:value="0.5" calcext:value-type="percentage">
            <text:p>50.00%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ROUND([.A43]*[.$C$7])" office:value-type="float" office:value="-38" calcext:value-type="float">
            <text:p>-38</text:p>
          </table:table-cell>
          <table:table-cell table:formula="of:=[.B43]+512" office:value-type="float" office:value="474" calcext:value-type="float">
            <text:p>474</text:p>
          </table:table-cell>
          <table:table-cell table:formula="of:=[.C43]/(4*(255+1))" office:value-type="percentage" office:value="0.462890625" calcext:value-type="percentage">
            <text:p>46.29%</text:p>
          </table:table-cell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ROUND([.A44]*[.$C$7])" office:value-type="float" office:value="-76" calcext:value-type="float">
            <text:p>-76</text:p>
          </table:table-cell>
          <table:table-cell table:formula="of:=[.B44]+512" office:value-type="float" office:value="436" calcext:value-type="float">
            <text:p>436</text:p>
          </table:table-cell>
          <table:table-cell table:formula="of:=[.C44]/(4*(255+1))" office:value-type="percentage" office:value="0.42578125" calcext:value-type="percentage">
            <text:p>42.58%</text:p>
          </table:table-cell>
          <table:table-cell table:number-columns-repeated="5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ROUND([.A45]*[.$C$7])" office:value-type="float" office:value="-113" calcext:value-type="float">
            <text:p>-113</text:p>
          </table:table-cell>
          <table:table-cell table:formula="of:=[.B45]+512" office:value-type="float" office:value="399" calcext:value-type="float">
            <text:p>399</text:p>
          </table:table-cell>
          <table:table-cell table:formula="of:=[.C45]/(4*(255+1))" office:value-type="percentage" office:value="0.3896484375" calcext:value-type="percentage">
            <text:p>38.96%</text:p>
          </table:table-cell>
          <table:table-cell table:number-columns-repeated="5"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ROUND([.A46]*[.$C$7])" office:value-type="float" office:value="-148" calcext:value-type="float">
            <text:p>-148</text:p>
          </table:table-cell>
          <table:table-cell table:formula="of:=[.B46]+512" office:value-type="float" office:value="364" calcext:value-type="float">
            <text:p>364</text:p>
          </table:table-cell>
          <table:table-cell table:formula="of:=[.C46]/(4*(255+1))" office:value-type="percentage" office:value="0.35546875" calcext:value-type="percentage">
            <text:p>35.55%</text:p>
          </table:table-cell>
          <table:table-cell table:number-columns-repeated="5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ROUND([.A47]*[.$C$7])" office:value-type="float" office:value="-182" calcext:value-type="float">
            <text:p>-182</text:p>
          </table:table-cell>
          <table:table-cell table:formula="of:=[.B47]+512" office:value-type="float" office:value="330" calcext:value-type="float">
            <text:p>330</text:p>
          </table:table-cell>
          <table:table-cell table:formula="of:=[.C47]/(4*(255+1))" office:value-type="percentage" office:value="0.322265625" calcext:value-type="percentage">
            <text:p>32.23%</text:p>
          </table:table-cell>
          <table:table-cell table:number-columns-repeated="5"/>
        </table:table-row>
        <table:table-row table:style-name="ro1">
          <table:table-cell office:value-type="float" office:value="-284" calcext:value-type="float">
            <text:p>-284</text:p>
          </table:table-cell>
          <table:table-cell table:formula="of:=ROUND([.A48]*[.$C$7])" office:value-type="float" office:value="-215" calcext:value-type="float">
            <text:p>-215</text:p>
          </table:table-cell>
          <table:table-cell table:formula="of:=[.B48]+512" office:value-type="float" office:value="297" calcext:value-type="float">
            <text:p>297</text:p>
          </table:table-cell>
          <table:table-cell table:formula="of:=[.C48]/(4*(255+1))" office:value-type="percentage" office:value="0.2900390625" calcext:value-type="percentage">
            <text:p>29.00%</text:p>
          </table:table-cell>
          <table:table-cell table:number-columns-repeated="5"/>
        </table:table-row>
        <table:table-row table:style-name="ro1">
          <table:table-cell office:value-type="float" office:value="-325" calcext:value-type="float">
            <text:p>-325</text:p>
          </table:table-cell>
          <table:table-cell table:formula="of:=ROUND([.A49]*[.$C$7])" office:value-type="float" office:value="-246" calcext:value-type="float">
            <text:p>-246</text:p>
          </table:table-cell>
          <table:table-cell table:formula="of:=[.B49]+512" office:value-type="float" office:value="266" calcext:value-type="float">
            <text:p>266</text:p>
          </table:table-cell>
          <table:table-cell table:formula="of:=[.C49]/(4*(255+1))" office:value-type="percentage" office:value="0.259765625" calcext:value-type="percentage">
            <text:p>25.98%</text:p>
          </table:table-cell>
          <table:table-cell table:number-columns-repeated="5"/>
        </table:table-row>
        <table:table-row table:style-name="ro1">
          <table:table-cell office:value-type="float" office:value="-362" calcext:value-type="float">
            <text:p>-362</text:p>
          </table:table-cell>
          <table:table-cell table:formula="of:=ROUND([.A50]*[.$C$7])" office:value-type="float" office:value="-274" calcext:value-type="float">
            <text:p>-274</text:p>
          </table:table-cell>
          <table:table-cell table:formula="of:=[.B50]+512" office:value-type="float" office:value="238" calcext:value-type="float">
            <text:p>238</text:p>
          </table:table-cell>
          <table:table-cell table:formula="of:=[.C50]/(4*(255+1))" office:value-type="percentage" office:value="0.232421875" calcext:value-type="percentage">
            <text:p>23.24%</text:p>
          </table:table-cell>
          <table:table-cell table:number-columns-repeated="5"/>
        </table:table-row>
        <table:table-row table:style-name="ro1">
          <table:table-cell office:value-type="float" office:value="-396" calcext:value-type="float">
            <text:p>-396</text:p>
          </table:table-cell>
          <table:table-cell table:formula="of:=ROUND([.A51]*[.$C$7])" office:value-type="float" office:value="-299" calcext:value-type="float">
            <text:p>-299</text:p>
          </table:table-cell>
          <table:table-cell table:formula="of:=[.B51]+512" office:value-type="float" office:value="213" calcext:value-type="float">
            <text:p>213</text:p>
          </table:table-cell>
          <table:table-cell table:formula="of:=[.C51]/(4*(255+1))" office:value-type="percentage" office:value="0.2080078125" calcext:value-type="percentage">
            <text:p>20.80%</text:p>
          </table:table-cell>
          <table:table-cell table:number-columns-repeated="5"/>
        </table:table-row>
        <table:table-row table:style-name="ro1">
          <table:table-cell office:value-type="float" office:value="-426" calcext:value-type="float">
            <text:p>-426</text:p>
          </table:table-cell>
          <table:table-cell table:formula="of:=ROUND([.A52]*[.$C$7])" office:value-type="float" office:value="-322" calcext:value-type="float">
            <text:p>-322</text:p>
          </table:table-cell>
          <table:table-cell table:formula="of:=[.B52]+512" office:value-type="float" office:value="190" calcext:value-type="float">
            <text:p>190</text:p>
          </table:table-cell>
          <table:table-cell table:formula="of:=[.C52]/(4*(255+1))" office:value-type="percentage" office:value="0.185546875" calcext:value-type="percentage">
            <text:p>18.55%</text:p>
          </table:table-cell>
          <table:table-cell table:number-columns-repeated="5"/>
        </table:table-row>
        <table:table-row table:style-name="ro1">
          <table:table-cell office:value-type="float" office:value="-452" calcext:value-type="float">
            <text:p>-452</text:p>
          </table:table-cell>
          <table:table-cell table:formula="of:=ROUND([.A53]*[.$C$7])" office:value-type="float" office:value="-342" calcext:value-type="float">
            <text:p>-342</text:p>
          </table:table-cell>
          <table:table-cell table:formula="of:=[.B53]+512" office:value-type="float" office:value="170" calcext:value-type="float">
            <text:p>170</text:p>
          </table:table-cell>
          <table:table-cell table:formula="of:=[.C53]/(4*(255+1))" office:value-type="percentage" office:value="0.166015625" calcext:value-type="percentage">
            <text:p>16.60%</text:p>
          </table:table-cell>
          <table:table-cell table:number-columns-repeated="5"/>
        </table:table-row>
        <table:table-row table:style-name="ro1">
          <table:table-cell office:value-type="float" office:value="-473" calcext:value-type="float">
            <text:p>-473</text:p>
          </table:table-cell>
          <table:table-cell table:formula="of:=ROUND([.A54]*[.$C$7])" office:value-type="float" office:value="-358" calcext:value-type="float">
            <text:p>-358</text:p>
          </table:table-cell>
          <table:table-cell table:formula="of:=[.B54]+512" office:value-type="float" office:value="154" calcext:value-type="float">
            <text:p>154</text:p>
          </table:table-cell>
          <table:table-cell table:formula="of:=[.C54]/(4*(255+1))" office:value-type="percentage" office:value="0.150390625" calcext:value-type="percentage">
            <text:p>15.04%</text:p>
          </table:table-cell>
          <table:table-cell table:number-columns-repeated="5"/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ROUND([.A55]*[.$C$7])" office:value-type="float" office:value="-370" calcext:value-type="float">
            <text:p>-370</text:p>
          </table:table-cell>
          <table:table-cell table:formula="of:=[.B55]+512" office:value-type="float" office:value="142" calcext:value-type="float">
            <text:p>142</text:p>
          </table:table-cell>
          <table:table-cell table:formula="of:=[.C55]/(4*(255+1))" office:value-type="percentage" office:value="0.138671875" calcext:value-type="percentage">
            <text:p>13.87%</text:p>
          </table:table-cell>
          <table:table-cell table:number-columns-repeated="5"/>
        </table:table-row>
        <table:table-row table:style-name="ro1">
          <table:table-cell office:value-type="float" office:value="-502" calcext:value-type="float">
            <text:p>-502</text:p>
          </table:table-cell>
          <table:table-cell table:formula="of:=ROUND([.A56]*[.$C$7])" office:value-type="float" office:value="-379" calcext:value-type="float">
            <text:p>-379</text:p>
          </table:table-cell>
          <table:table-cell table:formula="of:=[.B56]+512" office:value-type="float" office:value="133" calcext:value-type="float">
            <text:p>133</text:p>
          </table:table-cell>
          <table:table-cell table:formula="of:=[.C56]/(4*(255+1))" office:value-type="percentage" office:value="0.1298828125" calcext:value-type="percentage">
            <text:p>12.99%</text:p>
          </table:table-cell>
          <table:table-cell table:number-columns-repeated="5"/>
        </table:table-row>
        <table:table-row table:style-name="ro1">
          <table:table-cell office:value-type="float" office:value="-510" calcext:value-type="float">
            <text:p>-510</text:p>
          </table:table-cell>
          <table:table-cell table:formula="of:=ROUND([.A57]*[.$C$7])" office:value-type="float" office:value="-386" calcext:value-type="float">
            <text:p>-386</text:p>
          </table:table-cell>
          <table:table-cell table:formula="of:=[.B57]+512" office:value-type="float" office:value="126" calcext:value-type="float">
            <text:p>126</text:p>
          </table:table-cell>
          <table:table-cell table:formula="of:=[.C57]/(4*(255+1))" office:value-type="percentage" office:value="0.123046875" calcext:value-type="percentage">
            <text:p>12.30%</text:p>
          </table:table-cell>
          <table:table-cell table:number-columns-repeated="5"/>
        </table:table-row>
        <table:table-row table:style-name="ro1">
          <table:table-cell office:value-type="float" office:value="-512" calcext:value-type="float">
            <text:p>-512</text:p>
          </table:table-cell>
          <table:table-cell table:formula="of:=ROUND([.A58]*[.$C$7])" office:value-type="float" office:value="-387" calcext:value-type="float">
            <text:p>-387</text:p>
          </table:table-cell>
          <table:table-cell table:formula="of:=[.B58]+512" office:value-type="float" office:value="125" calcext:value-type="float">
            <text:p>125</text:p>
          </table:table-cell>
          <table:table-cell table:formula="of:=[.C58]/(4*(255+1))" office:value-type="percentage" office:value="0.1220703125" calcext:value-type="percentage">
            <text:p>12.21%</text:p>
          </table:table-cell>
          <table:table-cell table:number-columns-repeated="5"/>
        </table:table-row>
        <table:table-row table:style-name="ro1">
          <table:table-cell office:value-type="float" office:value="-510" calcext:value-type="float">
            <text:p>-510</text:p>
          </table:table-cell>
          <table:table-cell table:formula="of:=ROUND([.A59]*[.$C$7])" office:value-type="float" office:value="-386" calcext:value-type="float">
            <text:p>-386</text:p>
          </table:table-cell>
          <table:table-cell table:formula="of:=[.B59]+512" office:value-type="float" office:value="126" calcext:value-type="float">
            <text:p>126</text:p>
          </table:table-cell>
          <table:table-cell table:formula="of:=[.C59]/(4*(255+1))" office:value-type="percentage" office:value="0.123046875" calcext:value-type="percentage">
            <text:p>12.30%</text:p>
          </table:table-cell>
          <table:table-cell table:number-columns-repeated="5"/>
        </table:table-row>
        <table:table-row table:style-name="ro1">
          <table:table-cell office:value-type="float" office:value="-502" calcext:value-type="float">
            <text:p>-502</text:p>
          </table:table-cell>
          <table:table-cell table:formula="of:=ROUND([.A60]*[.$C$7])" office:value-type="float" office:value="-379" calcext:value-type="float">
            <text:p>-379</text:p>
          </table:table-cell>
          <table:table-cell table:formula="of:=[.B60]+512" office:value-type="float" office:value="133" calcext:value-type="float">
            <text:p>133</text:p>
          </table:table-cell>
          <table:table-cell table:formula="of:=[.C60]/(4*(255+1))" office:value-type="percentage" office:value="0.1298828125" calcext:value-type="percentage">
            <text:p>12.99%</text:p>
          </table:table-cell>
          <table:table-cell table:number-columns-repeated="5"/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ROUND([.A61]*[.$C$7])" office:value-type="float" office:value="-370" calcext:value-type="float">
            <text:p>-370</text:p>
          </table:table-cell>
          <table:table-cell table:formula="of:=[.B61]+512" office:value-type="float" office:value="142" calcext:value-type="float">
            <text:p>142</text:p>
          </table:table-cell>
          <table:table-cell table:formula="of:=[.C61]/(4*(255+1))" office:value-type="percentage" office:value="0.138671875" calcext:value-type="percentage">
            <text:p>13.87%</text:p>
          </table:table-cell>
          <table:table-cell table:number-columns-repeated="5"/>
        </table:table-row>
        <table:table-row table:style-name="ro1">
          <table:table-cell office:value-type="float" office:value="-473" calcext:value-type="float">
            <text:p>-473</text:p>
          </table:table-cell>
          <table:table-cell table:formula="of:=ROUND([.A62]*[.$C$7])" office:value-type="float" office:value="-358" calcext:value-type="float">
            <text:p>-358</text:p>
          </table:table-cell>
          <table:table-cell table:formula="of:=[.B62]+512" office:value-type="float" office:value="154" calcext:value-type="float">
            <text:p>154</text:p>
          </table:table-cell>
          <table:table-cell table:formula="of:=[.C62]/(4*(255+1))" office:value-type="percentage" office:value="0.150390625" calcext:value-type="percentage">
            <text:p>15.04%</text:p>
          </table:table-cell>
          <table:table-cell table:number-columns-repeated="5"/>
        </table:table-row>
        <table:table-row table:style-name="ro1">
          <table:table-cell office:value-type="float" office:value="-452" calcext:value-type="float">
            <text:p>-452</text:p>
          </table:table-cell>
          <table:table-cell table:formula="of:=ROUND([.A63]*[.$C$7])" office:value-type="float" office:value="-342" calcext:value-type="float">
            <text:p>-342</text:p>
          </table:table-cell>
          <table:table-cell table:formula="of:=[.B63]+512" office:value-type="float" office:value="170" calcext:value-type="float">
            <text:p>170</text:p>
          </table:table-cell>
          <table:table-cell table:formula="of:=[.C63]/(4*(255+1))" office:value-type="percentage" office:value="0.166015625" calcext:value-type="percentage">
            <text:p>16.60%</text:p>
          </table:table-cell>
          <table:table-cell table:number-columns-repeated="5"/>
        </table:table-row>
        <table:table-row table:style-name="ro1">
          <table:table-cell office:value-type="float" office:value="-426" calcext:value-type="float">
            <text:p>-426</text:p>
          </table:table-cell>
          <table:table-cell table:formula="of:=ROUND([.A64]*[.$C$7])" office:value-type="float" office:value="-322" calcext:value-type="float">
            <text:p>-322</text:p>
          </table:table-cell>
          <table:table-cell table:formula="of:=[.B64]+512" office:value-type="float" office:value="190" calcext:value-type="float">
            <text:p>190</text:p>
          </table:table-cell>
          <table:table-cell table:formula="of:=[.C64]/(4*(255+1))" office:value-type="percentage" office:value="0.185546875" calcext:value-type="percentage">
            <text:p>18.55%</text:p>
          </table:table-cell>
          <table:table-cell table:number-columns-repeated="5"/>
        </table:table-row>
        <table:table-row table:style-name="ro1">
          <table:table-cell office:value-type="float" office:value="-396" calcext:value-type="float">
            <text:p>-396</text:p>
          </table:table-cell>
          <table:table-cell table:formula="of:=ROUND([.A65]*[.$C$7])" office:value-type="float" office:value="-299" calcext:value-type="float">
            <text:p>-299</text:p>
          </table:table-cell>
          <table:table-cell table:formula="of:=[.B65]+512" office:value-type="float" office:value="213" calcext:value-type="float">
            <text:p>213</text:p>
          </table:table-cell>
          <table:table-cell table:formula="of:=[.C65]/(4*(255+1))" office:value-type="percentage" office:value="0.2080078125" calcext:value-type="percentage">
            <text:p>20.80%</text:p>
          </table:table-cell>
          <table:table-cell table:number-columns-repeated="5"/>
        </table:table-row>
        <table:table-row table:style-name="ro1">
          <table:table-cell office:value-type="float" office:value="-362" calcext:value-type="float">
            <text:p>-362</text:p>
          </table:table-cell>
          <table:table-cell table:formula="of:=ROUND([.A66]*[.$C$7])" office:value-type="float" office:value="-274" calcext:value-type="float">
            <text:p>-274</text:p>
          </table:table-cell>
          <table:table-cell table:formula="of:=[.B66]+512" office:value-type="float" office:value="238" calcext:value-type="float">
            <text:p>238</text:p>
          </table:table-cell>
          <table:table-cell table:formula="of:=[.C66]/(4*(255+1))" office:value-type="percentage" office:value="0.232421875" calcext:value-type="percentage">
            <text:p>23.24%</text:p>
          </table:table-cell>
          <table:table-cell table:number-columns-repeated="5"/>
        </table:table-row>
        <table:table-row table:style-name="ro1">
          <table:table-cell office:value-type="float" office:value="-325" calcext:value-type="float">
            <text:p>-325</text:p>
          </table:table-cell>
          <table:table-cell table:formula="of:=ROUND([.A67]*[.$C$7])" office:value-type="float" office:value="-246" calcext:value-type="float">
            <text:p>-246</text:p>
          </table:table-cell>
          <table:table-cell table:formula="of:=[.B67]+512" office:value-type="float" office:value="266" calcext:value-type="float">
            <text:p>266</text:p>
          </table:table-cell>
          <table:table-cell table:formula="of:=[.C67]/(4*(255+1))" office:value-type="percentage" office:value="0.259765625" calcext:value-type="percentage">
            <text:p>25.98%</text:p>
          </table:table-cell>
          <table:table-cell table:number-columns-repeated="5"/>
        </table:table-row>
        <table:table-row table:style-name="ro1">
          <table:table-cell office:value-type="float" office:value="-284" calcext:value-type="float">
            <text:p>-284</text:p>
          </table:table-cell>
          <table:table-cell table:formula="of:=ROUND([.A68]*[.$C$7])" office:value-type="float" office:value="-215" calcext:value-type="float">
            <text:p>-215</text:p>
          </table:table-cell>
          <table:table-cell table:formula="of:=[.B68]+512" office:value-type="float" office:value="297" calcext:value-type="float">
            <text:p>297</text:p>
          </table:table-cell>
          <table:table-cell table:formula="of:=[.C68]/(4*(255+1))" office:value-type="percentage" office:value="0.2900390625" calcext:value-type="percentage">
            <text:p>29.00%</text:p>
          </table:table-cell>
          <table:table-cell table:number-columns-repeated="5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ROUND([.A69]*[.$C$7])" office:value-type="float" office:value="-182" calcext:value-type="float">
            <text:p>-182</text:p>
          </table:table-cell>
          <table:table-cell table:formula="of:=[.B69]+512" office:value-type="float" office:value="330" calcext:value-type="float">
            <text:p>330</text:p>
          </table:table-cell>
          <table:table-cell table:formula="of:=[.C69]/(4*(255+1))" office:value-type="percentage" office:value="0.322265625" calcext:value-type="percentage">
            <text:p>32.23%</text:p>
          </table:table-cell>
          <table:table-cell table:number-columns-repeated="5"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ROUND([.A70]*[.$C$7])" office:value-type="float" office:value="-148" calcext:value-type="float">
            <text:p>-148</text:p>
          </table:table-cell>
          <table:table-cell table:formula="of:=[.B70]+512" office:value-type="float" office:value="364" calcext:value-type="float">
            <text:p>364</text:p>
          </table:table-cell>
          <table:table-cell table:formula="of:=[.C70]/(4*(255+1))" office:value-type="percentage" office:value="0.35546875" calcext:value-type="percentage">
            <text:p>35.55%</text:p>
          </table:table-cell>
          <table:table-cell table:number-columns-repeated="5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ROUND([.A71]*[.$C$7])" office:value-type="float" office:value="-113" calcext:value-type="float">
            <text:p>-113</text:p>
          </table:table-cell>
          <table:table-cell table:formula="of:=[.B71]+512" office:value-type="float" office:value="399" calcext:value-type="float">
            <text:p>399</text:p>
          </table:table-cell>
          <table:table-cell table:formula="of:=[.C71]/(4*(255+1))" office:value-type="percentage" office:value="0.3896484375" calcext:value-type="percentage">
            <text:p>38.96%</text:p>
          </table:table-cell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ROUND([.A72]*[.$C$7])" office:value-type="float" office:value="-76" calcext:value-type="float">
            <text:p>-76</text:p>
          </table:table-cell>
          <table:table-cell table:formula="of:=[.B72]+512" office:value-type="float" office:value="436" calcext:value-type="float">
            <text:p>436</text:p>
          </table:table-cell>
          <table:table-cell table:formula="of:=[.C72]/(4*(255+1))" office:value-type="percentage" office:value="0.42578125" calcext:value-type="percentage">
            <text:p>42.58%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ROUND([.A73]*[.$C$7])" office:value-type="float" office:value="-38" calcext:value-type="float">
            <text:p>-38</text:p>
          </table:table-cell>
          <table:table-cell table:formula="of:=[.B73]+512" office:value-type="float" office:value="474" calcext:value-type="float">
            <text:p>474</text:p>
          </table:table-cell>
          <table:table-cell table:formula="of:=[.C73]/(4*(255+1))" office:value-type="percentage" office:value="0.462890625" calcext:value-type="percentage">
            <text:p>46.29%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table:formula="of:=ROUND([.A74]*[.$C$7])" office:value-type="float" office:value="-0" calcext:value-type="float">
            <text:p>0</text:p>
          </table:table-cell>
          <table:table-cell table:formula="of:=[.B74]+512" office:value-type="float" office:value="512" calcext:value-type="float">
            <text:p>512</text:p>
          </table:table-cell>
          <table:table-cell table:formula="of:=[.C74]/(4*(255+1))" office:value-type="percentage" office:value="0.5" calcext:value-type="percentage">
            <text:p>50.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21:46:58.698907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had Tzafrir</meta:initial-creator>
    <meta:creation-date>2017-12-09T17:27:44.399200808</meta:creation-date>
    <dc:date>2018-09-01T11:56:20.947061579</dc:date>
    <dc:creator>Ohad Tzafrir</dc:creator>
    <meta:editing-duration>PT15H8M49S</meta:editing-duration>
    <meta:editing-cycles>3</meta:editing-cycles>
    <meta:generator>LibreOffice/6.0.3.2$Linux_X86_64 LibreOffice_project/00m0$Build-2</meta:generator>
    <meta:document-statistic meta:table-count="2" meta:cell-count="673" meta:object-count="0"/>
  </office:meta>
</office:document-meta>
</file>